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000000258316C5A09.png"/>
  <manifest:file-entry manifest:media-type="image/png" manifest:full-path="Pictures/1000020100000578000004B06362E146.png"/>
  <manifest:file-entry manifest:media-type="image/png" manifest:full-path="Pictures/100002010000019000000258703568E8.png"/>
  <manifest:file-entry manifest:media-type="image/png" manifest:full-path="Pictures/1000020100000190000002585046296A.png"/>
  <manifest:file-entry manifest:media-type="image/png" manifest:full-path="Pictures/100002010000019000000258480CF56E.png"/>
  <manifest:file-entry manifest:media-type="image/png" manifest:full-path="Pictures/10000201000001900000025824CBF560.png"/>
  <manifest:file-entry manifest:media-type="image/png" manifest:full-path="Pictures/1000020100000578000004B0E7CE505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application/x-openoffice-gdimetafile;windows_formatname=&quot;GDIMetaFile&quot;" manifest:full-path="ObjectReplacements/Object 2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99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34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53cm"/>
    </style:style>
    <style:style style:name="gr10" style:family="graphic" style:parent-style-name="standard">
      <style:graphic-properties draw:stroke="none" svg:stroke-color="#000000" draw:fill="none" draw:fill-color="#ffffff" fo:min-height="0.4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56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ffffff" draw:opacity="0%" draw:opacity-name="" draw:textarea-vertical-align="middle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44cm" svg:height="0.355cm" svg:x="0.343cm" svg:y="2.34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circle draw:style-name="gr2" draw:text-style-name="P1" draw:layer="layout" svg:width="0.762cm" svg:height="0.762cm" svg:x="1.035cm" svg:y="1.378cm">
          <text:p text:style-name="P1">?</text:p>
        </draw:circle>
        <draw:circle draw:style-name="gr3" draw:text-style-name="P1" draw:layer="layout" svg:width="0.762cm" svg:height="0.762cm" svg:x="19.202cm" svg:y="1.48cm">
          <text:p text:style-name="P1">!</text:p>
        </draw:circle>
        <draw:frame draw:style-name="gr4" draw:text-style-name="P2" draw:layer="layout" svg:width="1.471cm" svg:height="0.645cm" svg:x="4.774cm" svg:y="0.651cm">
          <draw:text-box>
            <text:p text:style-name="P1"><text:span text:style-name="T1">tree 1</text:span></text:p>
          </draw:text-box>
        </draw:frame>
        <draw:frame draw:style-name="gr4" draw:text-style-name="P2" draw:layer="layout" svg:width="1.393cm" svg:height="0.645cm" svg:x="9.074cm" svg:y="0.651cm">
          <draw:text-box>
            <text:p text:style-name="P1"><text:span text:style-name="T1">...</text:span></text:p>
          </draw:text-box>
        </draw:frame>
        <draw:frame draw:style-name="gr5" draw:text-style-name="P2" draw:layer="layout" svg:width="2.374cm" svg:height="1.039cm" svg:x="0.251cm" svg:y="0.151cm">
          <draw:text-box>
            <text:p text:style-name="P1"><text:span text:style-name="T1">single test </text:span></text:p>
            <text:p text:style-name="P1"><text:span text:style-name="T1">point</text:span></text:p>
          </draw:text-box>
        </draw:frame>
        <draw:frame draw:style-name="gr4" draw:text-style-name="P2" draw:layer="layout" svg:width="1.471cm" svg:height="0.645cm" svg:x="6.575cm" svg:y="0.652cm">
          <draw:text-box>
            <text:p text:style-name="P1"><text:span text:style-name="T1">tree 2</text:span></text:p>
          </draw:text-box>
        </draw:frame>
        <draw:frame draw:style-name="gr4" draw:text-style-name="P2" draw:layer="layout" svg:width="1.471cm" svg:height="0.645cm" svg:x="11.176cm" svg:y="0.653cm">
          <draw:text-box>
            <text:p text:style-name="P1"><text:span text:style-name="T1">ntree</text:span></text:p>
          </draw:text-box>
        </draw:frame>
        <draw:frame draw:style-name="gr6" draw:text-style-name="P2" draw:layer="layout" svg:width="2.034cm" svg:height="0.645cm" svg:x="2.301cm" svg:y="1.248cm">
          <draw:text-box>
            <text:p text:style-name="P1"><text:span text:style-name="T1">prediction</text:span></text:p>
          </draw:text-box>
        </draw:frame>
        <draw:custom-shape draw:style-name="gr7" draw:text-style-name="P2" draw:layer="layout" svg:width="1.905cm" svg:height="1.913cm" svg:x="13.374cm" svg:y="0.905cm">
          <text:p text:style-name="P1"><text:span text:style-name="T1">forest</text:span></text:p>
          <text:p text:style-name="P1"><text:span text:style-name="T1">ensemb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17.204cm" svg:y1="1.857cm" svg:x2="18.864cm" svg:y2="1.865cm">
          <text:p/>
        </draw:line>
        <draw:frame draw:style-name="gr9" draw:text-style-name="P3" draw:layer="layout" svg:width="2.03cm" svg:height="1.433cm" svg:x="16.918cm" svg:y="1.131cm">
          <draw:text-box>
            <text:p text:style-name="P1"><text:span text:style-name="T2">maximum</text:span></text:p>
            <text:p text:style-name="P1"><text:span text:style-name="T2"/></text:p>
            <text:p text:style-name="P1"><text:span text:style-name="T2">class</text:span></text:p>
          </draw:text-box>
        </draw:frame>
        <draw:frame draw:style-name="gr10" draw:text-style-name="P2" draw:layer="layout" svg:width="2.374cm" svg:height="0.655cm" svg:x="0.64cm" svg:y="5.252cm">
          <draw:text-box>
            <text:p text:style-name="P1"><text:span text:style-name="T1">test data</text:span></text:p>
          </draw:text-box>
        </draw:frame>
        <draw:line draw:style-name="gr8" draw:text-style-name="P1" draw:layer="layout" svg:x1="3.675cm" svg:y1="7.06cm" svg:x2="6.469cm" svg:y2="7.085cm">
          <text:p/>
        </draw:line>
        <draw:frame draw:style-name="gr11" draw:text-style-name="P2" draw:layer="layout" svg:width="3.956cm" svg:height="1.433cm" svg:x="3.008cm" svg:y="6.351cm">
          <draw:text-box>
            <text:p text:style-name="P1"><text:span text:style-name="T1">predicted values</text:span></text:p>
            <text:p text:style-name="P1"><text:span text:style-name="T1"/></text:p>
            <text:p text:style-name="P1"><text:span text:style-name="T1">using forest ensemble</text:span></text:p>
          </draw:text-box>
        </draw:frame>
        <draw:rect draw:style-name="gr12" draw:text-style-name="P1" draw:layer="layout" svg:width="8.128cm" svg:height="2.794cm" svg:x="4.626cm" svg:y="0.454cm">
          <text:p/>
        </draw:rect>
        <draw:frame draw:style-name="gr13" draw:text-style-name="P1" draw:layer="layout" svg:width="6.35cm" svg:height="5.436cm" svg:x="6.383cm" svg:y="4.68cm">
          <draw:image xlink:href="Pictures/1000020100000578000004B0E7CE5056.png" xlink:type="simple" xlink:show="embed" xlink:actuate="onLoad">
            <text:p/>
          </draw:image>
        </draw:frame>
        <draw:path draw:style-name="gr14" draw:text-style-name="P1" draw:layer="layout" svg:width="9.526cm" svg:height="4.825cm" svg:x="9.938cm" svg:y="2.279cm" svg:viewBox="0 0 9527 4826" svg:d="M9527 0c-3683 4064-9652 4826-9525 4826">
          <text:p/>
        </draw:path>
        <draw:line draw:style-name="gr15" draw:text-style-name="P1" draw:layer="layout" svg:x1="2.44cm" svg:y1="1.861cm" svg:x2="4.472cm" svg:y2="1.861cm">
          <text:p/>
        </draw:line>
        <draw:frame draw:style-name="gr16" draw:text-style-name="P1" draw:layer="layout" svg:width="1.273cm" svg:height="1.908cm" svg:x="15.544cm" svg:y="0.908cm">
          <draw:image xlink:href="Pictures/100002010000019000000258480CF56E.png" xlink:type="simple" xlink:show="embed" xlink:actuate="onLoad">
            <text:p/>
          </draw:image>
        </draw:frame>
        <draw:frame draw:style-name="gr16" draw:text-style-name="P1" draw:layer="layout" svg:width="1.274cm" svg:height="1.909cm" svg:x="4.845cm" svg:y="1.308cm">
          <draw:image xlink:href="Pictures/100002010000019000000258703568E8.png" xlink:type="simple" xlink:show="embed" xlink:actuate="onLoad">
            <text:p/>
          </draw:image>
        </draw:frame>
        <draw:frame draw:style-name="gr16" draw:text-style-name="P1" draw:layer="layout" svg:width="1.275cm" svg:height="1.91cm" svg:x="6.646cm" svg:y="1.208cm">
          <draw:image xlink:href="Pictures/100002010000019000000258316C5A09.png" xlink:type="simple" xlink:show="embed" xlink:actuate="onLoad">
            <text:p/>
          </draw:image>
        </draw:frame>
        <draw:frame draw:style-name="gr16" draw:text-style-name="P1" draw:layer="layout" svg:width="1.274cm" svg:height="1.909cm" svg:x="9.124cm" svg:y="1.308cm">
          <draw:image xlink:href="Pictures/1000020100000190000002585046296A.png" xlink:type="simple" xlink:show="embed" xlink:actuate="onLoad">
            <text:p/>
          </draw:image>
        </draw:frame>
        <draw:frame draw:style-name="gr16" draw:text-style-name="P1" draw:layer="layout" svg:width="1.275cm" svg:height="1.91cm" svg:x="11.246cm" svg:y="1.308cm">
          <draw:image xlink:href="Pictures/10000201000001900000025824CBF560.png" xlink:type="simple" xlink:show="embed" xlink:actuate="onLoad">
            <text:p/>
          </draw:image>
        </draw:frame>
        <draw:frame draw:style-name="gr16" draw:text-style-name="P1" draw:layer="layout" svg:width="3.177cm" svg:height="2.72cm" svg:x="0.03cm" svg:y="5.836cm">
          <draw:image xlink:href="Pictures/1000020100000578000004B06362E1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3T12:24:20</dc:date>
    <dc:creator>Udaya Kogalur</dc:creator>
    <meta:editing-duration>P20DT6H30M27S</meta:editing-duration>
    <meta:editing-cycles>63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25"/>
  </office:meta>
</office:document-meta>
</file>

<file path=Object 21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x</mi>
              <mn>2</mn>
            </msub>
          </mrow>
          <mo stretchy="false">)</mo>
        </mrow>
        <mo stretchy="false">=</mo>
        <mrow>
          <mo stretchy="false">(</mo>
          <mrow>
            <mn>0</mn>
            <mi>,</mi>
            <mn>0</mn>
          </mrow>
          <mo stretchy="false">)</mo>
        </mrow>
      </mrow>
    </mrow>
    <annotation encoding="StarMath 5.0">(x_1, x_2) = (0 ,0)</annotation>
  </semantics>
</math>
</file>